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baz s9 bom 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nd</text:p>
          </table:table-cell>
          <table:table-cell office:value-type="string" calcext:value-type="string">
            <text:p>29f2g08aba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MT41K128M16JT-125: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1:36:30.634504582</meta:creation-date>
    <dc:date>2021-04-11T21:51:58.770411448</dc:date>
    <meta:editing-duration>PT5M18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